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0.85cm" fo:min-width="17.7cm"/>
    </style:style>
    <style:style style:name="gr2" style:family="graphic" style:parent-style-name="standard">
      <style:graphic-properties draw:textarea-horizontal-align="justify" draw:textarea-vertical-align="middle" draw:auto-grow-height="false" fo:min-height="1.95cm" fo:min-width="17.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2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2.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5.9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95cm" fo:min-width="6.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5.85cm" fo:min-width="9.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5.85cm" fo:min-width="5.9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5.85cm" fo:min-width="9.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.95cm" fo:min-width="9.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35cm" fo:min-width="3.7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3.45cm" fo:min-width="17.7cm"/>
    </style:style>
    <style:style style:name="gr16" style:family="graphic" style:parent-style-name="standard">
      <style:graphic-properties draw:textarea-horizontal-align="justify" draw:textarea-vertical-align="middle" draw:auto-grow-height="false" fo:min-height="2.465cm" fo:min-width="17.2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725cm" fo:min-width="2.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477cm" fo:min-width="2.7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478cm" fo:min-width="5.9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231cm" fo:min-width="6.4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2.343cm" fo:min-width="9.1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7.278cm" fo:min-width="5.9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2.85cm" fo:min-width="8.9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15cm" fo:min-width="2.9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custom-shape draw:style-name="gr1" draw:text-style-name="P1" draw:layer="layout" svg:width="18.2cm" svg:height="11.1cm" svg:x="1.5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7cm" svg:height="2.2cm" svg:x="1.8cm" svg:y="1.6cm">
          <text:p text:style-name="P2">Bann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6cm" svg:x="2.1cm" svg:y="1.9cm">
          <text:p text:style-name="P2">Datum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2cm" svg:height="1.4cm" svg:x="5.7cm" svg:y="2cm">
          <text:p text:style-name="P2">Wenk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4cm" svg:height="1.4cm" svg:x="12.6cm" svg:y="2.1cm">
          <text:p text:style-name="P2">Titel en logo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9cm" svg:height="1.2cm" svg:x="12.2cm" svg:y="4.2cm">
          <text:p text:style-name="P2">Navigatie links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9.6cm" svg:height="6.1cm" svg:x="2.3cm" svg:y="5.7cm">
          <text:p text:style-name="P2">Blog Post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6.4cm" svg:height="6.1cm" svg:x="12.3cm" svg:y="5.8cm">
          <text:p text:style-name="P2">Oude blog pos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2cm" svg:height="11.1cm" svg:x="1.6cm" svg:y="1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7cm" svg:height="2.2cm" svg:x="1.9cm" svg:y="15.4cm">
          <text:p text:style-name="P2">Bann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6cm" svg:x="2.2cm" svg:y="15.7cm">
          <text:p text:style-name="P2">Datum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2cm" svg:height="1.4cm" svg:x="5.8cm" svg:y="15.8cm">
          <text:p text:style-name="P2">Quot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4cm" svg:height="1.4cm" svg:x="12.7cm" svg:y="15.9cm">
          <text:p text:style-name="P2">Titel en logo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9cm" svg:height="1.2cm" svg:x="12.3cm" svg:y="18cm">
          <text:p text:style-name="P2">Navigatie links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0.1cm" svg:height="6.1cm" svg:x="2.2cm" svg:y="19.8cm">
          <text:p text:style-name="P2">Info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7.6cm" svg:height="1.2cm" svg:x="6.5cm" svg:y="12.8cm">
          <draw:text-box>
            <text:p><text:span text:style-name="T1">Index / Blog</text:span></text:p>
          </draw:text-box>
        </draw:frame>
        <draw:frame draw:style-name="gr11" draw:text-style-name="P3" draw:layer="layout" svg:width="8cm" svg:height="1.673cm" svg:x="6.8cm" svg:y="26.9cm">
          <draw:text-box>
            <text:p><text:span text:style-name="T1">Informatie / Waarom</text:span></text:p>
          </draw:text-box>
        </draw:frame>
      </draw:page>
      <draw:page draw:name="page2" draw:style-name="dp1" draw:master-page-name="Standaard">
        <draw:custom-shape draw:style-name="gr1" draw:text-style-name="P1" draw:layer="layout" svg:width="18.2cm" svg:height="11.1cm" svg:x="1.5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7cm" svg:height="2.2cm" svg:x="1.8cm" svg:y="1.6cm">
          <text:p text:style-name="P2">Bann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6cm" svg:x="2.1cm" svg:y="1.9cm">
          <text:p text:style-name="P2">Datum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2cm" svg:height="1.4cm" svg:x="5.7cm" svg:y="2cm">
          <text:p text:style-name="P2">Wenk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4cm" svg:height="1.4cm" svg:x="12.6cm" svg:y="2.1cm">
          <text:p text:style-name="P2">Titel en logo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9cm" svg:height="1.2cm" svg:x="12.2cm" svg:y="4.2cm">
          <text:p text:style-name="P2">Navigatie links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9.6cm" svg:height="6.1cm" svg:x="2.3cm" svg:y="5.7cm">
          <text:p text:style-name="P2">Lijst van oude wenken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7.8cm" svg:height="1.2cm" svg:x="6.7cm" svg:y="13.4cm">
          <draw:text-box>
            <text:p text:style-name="P4"><text:span text:style-name="T1">Oude wenken</text:span></text:p>
          </draw:text-box>
        </draw:frame>
        <draw:custom-shape draw:style-name="gr1" draw:text-style-name="P1" draw:layer="layout" svg:width="18.2cm" svg:height="11.1cm" svg:x="1.7cm" svg:y="1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7cm" svg:height="2.2cm" svg:x="2cm" svg:y="15cm">
          <text:p text:style-name="P2">Bann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6cm" svg:x="2.3cm" svg:y="15.3cm">
          <text:p text:style-name="P2">Datum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2cm" svg:height="1.4cm" svg:x="5.9cm" svg:y="15.4cm">
          <text:p text:style-name="P2">Wenk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4cm" svg:height="1.4cm" svg:x="12.8cm" svg:y="15.5cm">
          <text:p text:style-name="P2">Titel en logo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9cm" svg:height="1.2cm" svg:x="12.4cm" svg:y="17.6cm">
          <text:p text:style-name="P2">Navigatie links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9.6cm" svg:height="6.1cm" svg:x="2.5cm" svg:y="19.1cm">
          <text:p text:style-name="P2">Login form &amp; button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5.8cm" svg:height="1.4cm" svg:x="6.6cm" svg:y="26.6cm">
          <draw:text-box>
            <text:p text:style-name="P4"><text:span text:style-name="T1">Login page</text:span></text:p>
          </draw:text-box>
        </draw:frame>
      </draw:page>
      <draw:page draw:name="page3" draw:style-name="dp1" draw:master-page-name="Standaard">
        <draw:custom-shape draw:style-name="gr1" draw:text-style-name="P1" draw:layer="layout" svg:width="18.2cm" svg:height="11.1cm" svg:x="1.5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7cm" svg:height="2.2cm" svg:x="1.8cm" svg:y="1.6cm">
          <text:p text:style-name="P2">Bann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6cm" svg:x="2.1cm" svg:y="1.9cm">
          <text:p text:style-name="P2">Datum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2cm" svg:height="1.4cm" svg:x="5.7cm" svg:y="2cm">
          <text:p text:style-name="P2">Wenk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4cm" svg:height="1.4cm" svg:x="12.6cm" svg:y="2.1cm">
          <text:p text:style-name="P2">Titel en logo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9cm" svg:height="1.2cm" svg:x="12.2cm" svg:y="4.2cm">
          <text:p text:style-name="P2">Navigatie links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9.6cm" svg:height="6.1cm" svg:x="2.3cm" svg:y="5.7cm">
          <text:p text:style-name="P2">Create post form</text:p>
          <text:p text:style-name="P2">&amp;</text:p>
          <text:p text:style-name="P2">Insert quote form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5.8cm" svg:height="1.4cm" svg:x="7.3cm" svg:y="13.4cm">
          <draw:text-box>
            <text:p text:style-name="P4"><text:span text:style-name="T1">Insert page</text:span></text:p>
          </draw:text-box>
        </draw:frame>
        <draw:custom-shape draw:style-name="gr1" draw:text-style-name="P1" draw:layer="layout" svg:width="18.2cm" svg:height="11.1cm" svg:x="1.5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7cm" svg:height="2.2cm" svg:x="1.8cm" svg:y="1.6cm">
          <text:p text:style-name="P2">Bann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6cm" svg:x="2.1cm" svg:y="1.9cm">
          <text:p text:style-name="P2">Datum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2cm" svg:height="1.4cm" svg:x="5.7cm" svg:y="2cm">
          <text:p text:style-name="P2">Wenk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4cm" svg:height="1.4cm" svg:x="12.6cm" svg:y="2.1cm">
          <text:p text:style-name="P2">Titel en logo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9cm" svg:height="1.2cm" svg:x="12.2cm" svg:y="4.2cm">
          <text:p text:style-name="P2">Navigatie links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9.6cm" svg:height="6.1cm" svg:x="2.3cm" svg:y="5.7cm">
          <text:p text:style-name="P2">Blog Po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6.4cm" svg:height="6.1cm" svg:x="12.3cm" svg:y="5.8cm">
          <text:p text:style-name="P2">Oude blog pos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2cm" svg:height="11.1cm" svg:x="1.6cm" svg:y="1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7cm" svg:height="2.2cm" svg:x="1.9cm" svg:y="15.4cm">
          <text:p text:style-name="P2">Bann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6cm" svg:x="2.2cm" svg:y="15.7cm">
          <text:p text:style-name="P2">Datum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2cm" svg:height="1.4cm" svg:x="5.8cm" svg:y="15.8cm">
          <text:p text:style-name="P2">Quot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4cm" svg:height="1.4cm" svg:x="12.7cm" svg:y="15.9cm">
          <text:p text:style-name="P2">Titel en logo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9cm" svg:height="1.2cm" svg:x="12.3cm" svg:y="18cm">
          <text:p text:style-name="P2">Navigatie links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0.1cm" svg:height="3.2cm" svg:x="2.2cm" svg:y="19.8cm">
          <text:p text:style-name="P2">Edit Wenk Form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4.2cm" svg:height="1.6cm" svg:x="2.4cm" svg:y="23.5cm">
          <text:p text:style-name="P6">Delete button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8.3cm" svg:height="1.4cm" svg:x="5.7cm" svg:y="26.8cm">
          <draw:text-box>
            <text:p text:style-name="P4"><text:span text:style-name="T1">Edit Wenk Page</text:span></text:p>
          </draw:text-box>
        </draw:frame>
      </draw:page>
      <draw:page draw:name="page4" draw:style-name="dp1" draw:master-page-name="Standaard">
        <draw:custom-shape draw:style-name="gr15" draw:text-style-name="P1" draw:layer="layout" svg:width="18.2cm" svg:height="13.7cm" svg:x="1.5cm" svg:y="1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7.7cm" svg:height="2.715cm" svg:x="1.8cm" svg:y="1.647cm">
          <text:p text:style-name="P2">Banner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cm" svg:height="1.975cm" svg:x="2.1cm" svg:y="2.017cm">
          <text:p text:style-name="P2">Datum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3.2cm" svg:height="1.727cm" svg:x="5.7cm" svg:y="2.141cm">
          <text:p text:style-name="P2">Wenk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6.4cm" svg:height="1.728cm" svg:x="12.6cm" svg:y="2.264cm">
          <text:p text:style-name="P2">Titel en logo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9cm" svg:height="1.481cm" svg:x="12.2cm" svg:y="4.856cm">
          <text:p text:style-name="P2">Navigatie links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9.6cm" svg:height="2.593cm" svg:x="2.3cm" svg:y="6.707cm">
          <text:p text:style-name="P2">Blog Post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6.4cm" svg:height="7.528cm" svg:x="12.3cm" svg:y="6.831cm">
          <text:p text:style-name="P2">Oude blog posts</text:p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9.4cm" svg:height="3.1cm" svg:x="2.4cm" svg:y="9.6cm">
          <text:p text:style-name="P6">Edit blogpost form</text:p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3.4cm" svg:height="1.4cm" svg:x="2.6cm" svg:y="13.1cm">
          <text:p text:style-name="P6">Delete</text:p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10.6cm" svg:height="1.673cm" svg:x="6.4cm" svg:y="16cm">
          <draw:text-box>
            <text:p text:style-name="P4"><text:span text:style-name="T1">Selected Old Post if logged i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0" draw:border="0%"/>
    <draw:gradient draw:name="Geel_20_gevuld" draw:display-name="Geel gevuld" draw:style="linear" draw:start-color="#ffde59" draw:end-color="#b47804" draw:start-intensity="100%" draw:end-intensity="100%" draw:angle="300" draw:border="0%"/>
    <draw:gradient draw:name="Gevuld" draw:style="linear" draw:start-color="#ffffff" draw:end-color="#cccccc" draw:start-intensity="100%" draw:end-intensity="100%" draw:angle="300" draw:border="0%"/>
    <draw:gradient draw:name="Groen_20_gevuld" draw:display-name="Groen gevuld" draw:style="linear" draw:start-color="#77bc65" draw:end-color="#127622" draw:start-intensity="100%" draw:end-intensity="100%" draw:angle="300" draw:border="0%"/>
    <draw:gradient draw:name="Rood_20_gevuld" draw:display-name="Rood gevuld" draw:style="linear" draw:start-color="#ff6d6d" draw:end-color="#c9211e" draw:start-intensity="100%" draw:end-intensity="100%" draw:angle="300" draw:border="0%"/>
    <draw:gradient draw:name="V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2-01T11:18:26.403000000</meta:creation-date>
    <dc:date>2022-02-04T12:29:58.352000000</dc:date>
    <meta:editing-duration>P18DT23H24M51S</meta:editing-duration>
    <meta:editing-cycles>12</meta:editing-cycles>
    <meta:generator>LibreOffice/6.4.0.3$Windows_X86_64 LibreOffice_project/b0a288ab3d2d4774cb44b62f04d5d28733ac6df8</meta:generator>
    <meta:document-statistic meta:object-count="69"/>
  </office:meta>
</office:document-meta>
</file>